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2CFF0317492652AE33.png" manifest:media-type="image/png"/>
  <manifest:file-entry manifest:full-path="Pictures/1000000100000A8C0000012CDE371D0A4643E5EE.png" manifest:media-type="image/png"/>
  <manifest:file-entry manifest:full-path="Pictures/10000001000002580000012C40914E4C72843F9E.png" manifest:media-type="image/png"/>
  <manifest:file-entry manifest:full-path="Pictures/10000001000002580000012C836C9975277DA735.png" manifest:media-type="image/png"/>
  <manifest:file-entry manifest:full-path="Pictures/10000001000002580000012C453C6E76D839631B.png" manifest:media-type="image/png"/>
  <manifest:file-entry manifest:full-path="Pictures/10000001000002580000012C9D95A3B5E7915C00.png" manifest:media-type="image/png"/>
  <manifest:file-entry manifest:full-path="Pictures/10000001000002580000012C68D09BD905929755.png" manifest:media-type="image/png"/>
  <manifest:file-entry manifest:full-path="Pictures/10000001000002580000012C78ECCB8D576CAC40.png" manifest:media-type="image/png"/>
  <manifest:file-entry manifest:full-path="Pictures/10000001000002580000012C4B2B861A669BB08C.png" manifest:media-type="image/png"/>
  <manifest:file-entry manifest:full-path="Pictures/10000001000002580000012C16B36C9F0E9F60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316cm" fo:min-width="2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416cm" fo:min-width="2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-0.13cm, 33.079cm, 0cm, 0cm)" draw:image-opacity="100%" style:mirror="none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53cm" svg:stroke-color="#000000" draw:marker-start-width="0.729cm" draw:marker-end="線の終点_20_18" draw:marker-end-width="0.829cm" draw:fill="none" draw:textarea-vertical-align="middle" fo:padding-top="0.301cm" fo:padding-bottom="0.301cm" fo:padding-left="0.426cm" fo:padding-right="0.42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3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353cm" svg:stroke-color="#000000" draw:marker-start-width="0.729cm" draw:marker-end="線の終点_20_18" draw:marker-end-width="0.829cm" draw:fill="none" draw:opacity="100%" draw:opacity-name="Transparency_20_4" draw:textarea-vertical-align="middle" fo:padding-top="0.301cm" fo:padding-bottom="0.301cm" fo:padding-left="0.426cm" fo:padding-right="0.42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4cm" fo:min-width="3.966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353cm" svg:stroke-color="#000000" draw:marker-start-width="0.729cm" draw:marker-end="線の終点_20_19" draw:marker-end-width="0.829cm" draw:fill="none" draw:textarea-vertical-align="middle" fo:padding-top="0.301cm" fo:padding-bottom="0.301cm" fo:padding-left="0.426cm" fo:padding-right="0.426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66cm" fo:min-width="4.71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5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000000" draw:marker-start-width="0.518cm" draw:marker-end-width="0.518cm" draw:fill="none" loext:fill-use-slide-background="fals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-width="0.518cm" draw:marker-end-width="0.518cm" draw:stroke-linejoin="miter" draw:fill-color="#ffffff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000000" draw:marker-start-width="0.518cm" draw:marker-end-width="0.518cm" draw:stroke-linejoin="miter" draw:fill="none" draw:textarea-vertical-align="middle" fo:padding-top="0.231cm" fo:padding-bottom="0.231cm" fo:padding-left="0.356cm" fo:padding-right="0.356cm"/>
    </style:style>
    <style:style style:name="gr1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.268cm, 32.329cm, 0cm, 0cm)" draw:image-opacity="100%" style:mirror="none"/>
    </style:style>
    <style:style style:name="gr17" style:family="graphic" style:parent-style-name="objectwithoutfill">
      <style:graphic-properties svg:stroke-width="0.282cm" svg:stroke-color="#000000" draw:marker-start-width="0.623cm" draw:marker-end="線の終点_20_24" draw:marker-end-width="0.723cm" draw:fill="none" draw:textarea-vertical-align="middle" fo:padding-top="0.266cm" fo:padding-bottom="0.266cm" fo:padding-left="0.391cm" fo:padding-right="0.3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Meiryo UI" fo:font-weight="bold" style:font-name-asian="Meiryo UI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 draw:opacity-name="Transparency_20_4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Meiryo UI" fo:font-size="40pt" fo:font-weight="bold" style:font-name-asian="Meiryo UI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3cm" svg:height="1.6cm" svg:x="62.65cm" svg:y="44.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cm" svg:height="1.7cm" svg:x="70.15cm" svg:y="44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5.499cm" svg:height="7.75cm" svg:x="5.5cm" svg:y="3.75cm">
          <draw:image xlink:href="Pictures/1000000100000A8C0000012CDE371D0A4643E5EE.png" xlink:type="simple" xlink:show="embed" xlink:actuate="onLoad" draw:mime-type="image/png">
            <text:p/>
          </draw:image>
        </draw:frame>
        <draw:frame draw:style-name="gr4" draw:text-style-name="P1" xml:id="id1" draw:id="id1" draw:layer="layout" svg:width="15.239cm" svg:height="7.619cm" svg:x="8.961cm" svg:y="14.181cm">
          <draw:image xlink:href="Pictures/10000001000002580000012C836C9975277DA735.png" xlink:type="simple" xlink:show="embed" xlink:actuate="onLoad" draw:mime-type="image/png">
            <text:p/>
          </draw:image>
        </draw:frame>
        <draw:frame draw:style-name="gr4" draw:text-style-name="P1" xml:id="id2" draw:id="id2" draw:layer="layout" svg:width="15.239cm" svg:height="7.619cm" svg:x="16.7cm" svg:y="21cm">
          <draw:image xlink:href="Pictures/10000001000002580000012C453C6E76D839631B.png" xlink:type="simple" xlink:show="embed" xlink:actuate="onLoad" draw:mime-type="image/png">
            <text:p/>
          </draw:image>
        </draw:frame>
        <draw:frame draw:style-name="gr4" draw:text-style-name="P1" xml:id="id3" draw:id="id3" draw:layer="layout" svg:width="15.239cm" svg:height="7.619cm" svg:x="24.5cm" svg:y="28.381cm">
          <draw:image xlink:href="Pictures/10000001000002580000012C68D09BD905929755.png" xlink:type="simple" xlink:show="embed" xlink:actuate="onLoad" draw:mime-type="image/png">
            <text:p/>
          </draw:image>
        </draw:frame>
        <draw:line draw:style-name="gr5" draw:text-style-name="P3" draw:layer="layout" svg:x1="16.6cm" svg:y1="11.15cm" svg:x2="16.6cm" svg:y2="14.9cm">
          <text:p/>
        </draw:line>
        <draw:custom-shape draw:style-name="gr6" draw:text-style-name="P2" draw:layer="layout" svg:width="4.5cm" svg:height="1.5cm" svg:x="14.4cm" svg:y="12cm">
          <text:p text:style-name="P1"><text:span text:style-name="T1">窓かけ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4.35cm" svg:y1="11.5cm" svg:x2="24.35cm" svg:y2="21.25cm">
          <text:p/>
        </draw:line>
        <draw:line draw:style-name="gr5" draw:text-style-name="P3" draw:layer="layout" svg:x1="32.1cm" svg:y1="11.5cm" svg:x2="32.1cm" svg:y2="28.25cm">
          <text:p/>
        </draw:line>
        <draw:custom-shape draw:style-name="gr8" draw:text-style-name="P2" draw:layer="layout" svg:width="4.5cm" svg:height="1.424cm" svg:x="29.75cm" svg:y="17.576cm">
          <text:p text:style-name="P1"><text:span text:style-name="T1">窓かけ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239cm" svg:height="7.619cm" svg:x="8.861cm" svg:y="34.631cm">
          <draw:image xlink:href="Pictures/10000001000002580000012C9D95A3B5E7915C00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16.661cm" svg:y="39.1cm">
          <draw:image xlink:href="Pictures/10000001000002580000012C40914E4C72843F9E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24.5cm" svg:y="43.781cm">
          <draw:image xlink:href="Pictures/10000001000002580000012CFF0317492652AE33.png" xlink:type="simple" xlink:show="embed" xlink:actuate="onLoad" draw:mime-type="image/png">
            <text:p/>
          </draw:image>
        </draw:frame>
        <draw:connector draw:style-name="gr9" draw:text-style-name="P3" draw:layer="layout" draw:type="line" svg:x1="16.58cm" svg:y1="21.8cm" svg:x2="16.544cm" svg:y2="36.434cm" draw:start-shape="id1" draw:start-glue-point="2" svg:d="M16580 21800l-36 14634" svg:viewBox="0 0 37 14635">
          <text:p/>
        </draw:connector>
        <draw:custom-shape draw:style-name="gr10" draw:text-style-name="P2" draw:layer="layout" svg:width="5.25cm" svg:height="1.85cm" svg:x="13.85cm" svg:y="31cm">
          <text:p text:style-name="P1"><text:span text:style-name="T1">MDC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24.319cm" svg:y1="28.619cm" svg:x2="24.39cm" svg:y2="40.265cm" draw:start-shape="id2" draw:start-glue-point="2" svg:d="M24319 28619l71 11646" svg:viewBox="0 0 72 11647">
          <text:p/>
        </draw:connector>
        <draw:custom-shape draw:style-name="gr10" draw:text-style-name="P2" draw:layer="layout" svg:width="5.25cm" svg:height="1.85cm" svg:x="21.65cm" svg:y="34.938cm">
          <text:p text:style-name="P1"><text:span text:style-name="T1">MDC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2.119cm" svg:y1="36cm" svg:x2="32.115cm" svg:y2="49.267cm" draw:start-shape="id3" draw:start-glue-point="2" svg:d="M32119 36000l-4 13267" svg:viewBox="0 0 5 13268">
          <text:p/>
        </draw:connector>
        <draw:custom-shape draw:style-name="gr10" draw:text-style-name="P2" draw:layer="layout" svg:width="5.25cm" svg:height="1.85cm" svg:x="29.45cm" svg:y="38.5cm">
          <text:p text:style-name="P1"><text:span text:style-name="T1">MDC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5cm" svg:height="1.424cm" svg:x="22.1cm" svg:y="14.85cm">
          <text:p text:style-name="P1"><text:span text:style-name="T1">窓かけ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239cm" svg:height="7.619cm" svg:x="52.511cm" svg:y="3.181cm">
          <draw:image xlink:href="Pictures/10000001000002580000012C9D95A3B5E7915C00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60.311cm" svg:y="6.95cm">
          <draw:image xlink:href="Pictures/10000001000002580000012C40914E4C72843F9E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68.15cm" svg:y="11.331cm">
          <draw:image xlink:href="Pictures/10000001000002580000012CFF0317492652AE33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52.45cm" svg:y="21cm">
          <draw:image xlink:href="Pictures/10000001000002580000012C78ECCB8D576CAC40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60.19cm" svg:y="28.746cm">
          <draw:image xlink:href="Pictures/10000001000002580000012C4B2B861A669BB08C.png" xlink:type="simple" xlink:show="embed" xlink:actuate="onLoad" draw:mime-type="image/png">
            <text:p/>
          </draw:image>
        </draw:frame>
        <draw:frame draw:style-name="gr4" draw:text-style-name="P1" draw:layer="layout" svg:width="15.239cm" svg:height="7.619cm" svg:x="67.911cm" svg:y="35.6cm">
          <draw:image xlink:href="Pictures/10000001000002580000012C16B36C9F0E9F603F.png" xlink:type="simple" xlink:show="embed" xlink:actuate="onLoad" draw:mime-type="image/png">
            <text:p/>
          </draw:image>
        </draw:frame>
        <draw:connector draw:style-name="gr9" draw:text-style-name="P3" draw:layer="layout" draw:type="line" svg:x1="60.081cm" svg:y1="7.272cm" svg:x2="60.169cm" svg:y2="21cm" svg:d="M60081 7272l88 13728" svg:viewBox="0 0 89 13729">
          <text:p/>
        </draw:connector>
        <draw:custom-shape draw:style-name="gr11" draw:text-style-name="P2" draw:layer="layout" svg:width="6cm" svg:height="3.7cm" svg:x="57.15cm" svg:y="15.05cm">
          <text:p text:style-name="P1"><text:span text:style-name="T1">IMDCT</text:span></text:p>
          <text:p text:style-name="P1"><text:span text:style-name="T1">窓かけ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67.909cm" svg:y1="10.651cm" svg:x2="67.909cm" svg:y2="28.746cm" svg:d="M67909 10651v18095" svg:viewBox="0 0 1 18096">
          <text:p/>
        </draw:connector>
        <draw:connector draw:style-name="gr9" draw:text-style-name="P3" draw:layer="layout" draw:type="line" svg:x1="75.73cm" svg:y1="18.95cm" svg:x2="75.73cm" svg:y2="35.6cm" svg:d="M75730 18950v16650" svg:viewBox="0 0 1 16651">
          <text:p/>
        </draw:connector>
        <draw:g xml:id="id4" draw:id="id4">
          <draw:custom-shape draw:style-name="gr12" draw:text-style-name="P5" draw:layer="layout" svg:width="1.5cm" svg:height="1.5cm" svg:x="63.25cm" svg:y="27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3" draw:text-style-name="P3" draw:layer="layout" svg:x1="63.25cm" svg:y1="28.55cm" svg:x2="64.75cm" svg:y2="28.55cm">
            <text:p/>
          </draw:line>
          <draw:line draw:style-name="gr13" draw:text-style-name="P3" draw:layer="layout" svg:x1="64cm" svg:y1="27.8cm" svg:x2="64cm" svg:y2="29.3cm">
            <text:p/>
          </draw:line>
        </draw:g>
        <draw:g xml:id="id6" draw:id="id6">
          <draw:custom-shape draw:style-name="gr14" draw:text-style-name="P6" draw:layer="layout" svg:width="1.5cm" svg:height="1.5cm" svg:x="70.9cm" svg:y="3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70.9cm" svg:y1="36.6cm" svg:x2="72.4cm" svg:y2="36.6cm">
            <text:p/>
          </draw:line>
          <draw:line draw:style-name="gr15" draw:text-style-name="P3" draw:layer="layout" svg:x1="71.65cm" svg:y1="35.85cm" svg:x2="71.65cm" svg:y2="37.35cm">
            <text:p/>
          </draw:line>
        </draw:g>
        <draw:custom-shape draw:style-name="gr11" draw:text-style-name="P2" draw:layer="layout" svg:width="6cm" svg:height="3.7cm" svg:x="64.9cm" svg:y="19.95cm">
          <text:p text:style-name="P1"><text:span text:style-name="T1">IMDCT</text:span></text:p>
          <text:p text:style-name="P1"><text:span text:style-name="T1">窓かけ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cm" svg:height="3.7cm" svg:x="72.75cm" svg:y="25.55cm">
          <text:p text:style-name="P1"><text:span text:style-name="T1">IMDCT</text:span></text:p>
          <text:p text:style-name="P1"><text:span text:style-name="T1">窓かけ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36.249cm" svg:height="7.35cm" svg:x="49.15cm" svg:y="45.4cm">
          <draw:image xlink:href="Pictures/1000000100000A8C0000012CDE371D0A4643E5EE.png" xlink:type="simple" xlink:show="embed" xlink:actuate="onLoad" draw:mime-type="image/png">
            <text:p/>
          </draw:image>
        </draw:frame>
        <draw:connector draw:style-name="gr17" draw:text-style-name="P3" draw:layer="layout" draw:line-skew="-3.094cm -2.695cm" svg:x1="63.25cm" svg:y1="28.55cm" svg:x2="64.15cm" svg:y2="44.9cm" draw:start-shape="id4" draw:start-glue-point="3" draw:end-shape="id5" draw:end-glue-point="0" svg:d="M63250 28550h-3700v5900h4600v10450" svg:viewBox="0 0 4601 16351">
          <text:p/>
        </draw:connector>
        <draw:connector draw:style-name="gr17" draw:text-style-name="P3" draw:layer="layout" draw:line-skew="-3.093cm 0.78cm" svg:x1="70.9cm" svg:y1="36.6cm" svg:x2="71.65cm" svg:y2="44.8cm" draw:start-shape="id6" draw:start-glue-point="3" draw:end-shape="id7" draw:end-glue-point="0" svg:d="M70900 36600h-3699v5300h4449v2900" svg:viewBox="0 0 4450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Black_20_0_20_Degrees" draw:display-name="Black 0 Degrees" draw:style="single" draw:color="#000000" draw:distance="0.102cm" draw:rotation="0"/>
    <draw:opacity draw:name="Transparency_20_4" draw:display-name="Transparency 4" draw:style="ellipsoid" draw:cx="50%" draw:cy="50%" draw:start="100%" draw:end="0%" draw:angle="0deg" draw:border="0%"/>
    <draw:marker draw:name="Arrow" svg:viewBox="0 0 20 30" svg:d="M10 0l-10 30h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4" draw:display-name="線の終点 24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2:25:56.484000000</meta:creation-date>
    <dc:date>2024-03-16T14:31:23.038000000</dc:date>
    <meta:editing-duration>PT6H40M13S</meta:editing-duration>
    <meta:editing-cycles>71</meta:editing-cycles>
    <meta:generator>LibreOffice/7.4.7.2$Windows_X86_64 LibreOffice_project/723314e595e8007d3cf785c16538505a1c878ca5</meta:generator>
    <meta:document-statistic meta:object-count="44"/>
  </office:meta>
</office:document-meta>
</file>